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cklog:</text:p>
      <text:p text:style-name="Standard"/>
      <text:list xml:id="list2683554327223727854" text:style-name="L1">
        <text:list-item>
          <text:p text:style-name="P1">Create Check Class with methods RequireInjected, RequireNotNull</text:p>
        </text:list-item>
        <text:list-item>
          <text:p text:style-name="P1">Add Costs of Cards in ManageSetsScreen</text:p>
        </text:list-item>
        <text:list-item>
          <text:p text:style-name="P1">Add deletion of sets and cards</text:p>
        </text:list-item>
        <text:list-item>
          <text:p text:style-name="P1">Maybe add color of card in the grid?</text:p>
        </text:list-item>
        <text:list-item>
          <text:p text:style-name="P1">Some UI beautification</text:p>
        </text:list-item>
        <text:list-item>
          <text:p text:style-name="P1">Disable AddCards Button after AddCards was clicke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13T18:42:48.14</meta:creation-date>
    <dc:date>2020-04-21T20:24:32.92</dc:date>
    <meta:editing-duration>PT22M49S</meta:editing-duration>
    <meta:editing-cycles>7</meta:editing-cycles>
    <meta:generator>OpenOffice/4.1.3$Win32 OpenOffice.org_project/413m1$Build-9783</meta:generator>
    <meta:document-statistic meta:table-count="0" meta:image-count="0" meta:object-count="0" meta:page-count="1" meta:paragraph-count="7" meta:word-count="44" meta:character-count="253"/>
  </office:meta>
</office:document-meta>
</file>